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2.945cm"/>
    </style:style>
    <style:style style:name="co3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8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4" style:family="text">
      <style:text-properties fo:color="#c9211e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6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6369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  <table:table-cell table:style-name="ce6"/>
          <table:table-cell table:number-columns-repeated="16369"/>
        </table:table-row>
        <table:table-row table:style-name="ro1">
          <table:table-cell table:number-columns-repeated="2"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ubset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EP</text:p>
          </table:table-cell>
          <table:table-cell table:style-name="ce1"/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ass</text:p>
          </table:table-cell>
          <table:table-cell table:style-name="ce7"/>
          <table:table-cell table:style-name="ce1" table:number-columns-repeated="1636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ris post --task sequence_classification --model TitanML/Electra-Large-RTE --name Electra-RTE-Experiment --dataset glue --subset rte -tf sentence1 -tf sentence2 -nl 2</text:p>
          </table:table-cell>
          <table:table-cell table:number-columns-repeated="3"/>
          <table:table-cell table:style-name="ce6"/>
          <table:table-cell table:number-columns-repeated="16369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ris distil --task sequence_classification --model TitanML/Electra-Large-RTE --name Electra-RTE-Experiment --dataset glue --subset rte -tf sentence1 -tf sentence2 -nl 2 <text:s/>-bs 16 -lr 2e-5 -ep 5</text:p>
          </table:table-cell>
          <table:table-cell table:number-columns-repeated="3"/>
          <table:table-cell table:style-name="ce6"/>
          <table:table-cell table:number-columns-repeated="16369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ris finetune --task sequence_classification --model TitanML/Electra-Large-RTE --name Electra-RTE-Experiment --dataset glue --subset rte -tf sentence1 -tf sentence2 -nl 2</text:p>
          </table:table-cell>
          <table:table-cell table:number-columns-repeated="3"/>
          <table:table-cell table:style-name="ce6"/>
          <table:table-cell table:number-columns-repeated="16369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iris distil --task sequence_classification --model TitanML/Roberta-Large-MRPC --name Roberta-MRPC-Experiment --dataset glue --subset mrpc -tf sentence1 -tf sentence2 -nl 2 </text:p>
          </table:table-cell>
          <table:table-cell table:number-columns-repeated="3"/>
          <table:table-cell table:style-name="ce8"/>
          <table:table-cell table:number-columns-repeated="16369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<text:span text:style-name="T1">iris finetune</text:span> --task sequence_classification --model TitanML/Roberta-Large-MRPC --name Roberta-MRPC-Experiment --dataset glue --subset mrpc -tf sentence1 -tf sentence2 -nl 2</text:p>
          </table:table-cell>
          <table:table-cell table:number-columns-repeated="3"/>
          <table:table-cell table:style-name="ce8"/>
          <table:table-cell table:number-columns-repeated="16369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iris finetune</text:span> --task sequence_classification --model TitanML/Roberta-Large-MRPC --name Roberta-MRPC-Experiment --dataset glue --subset mrpc -tf sentence1 -tf sentence2 -nl 2  -bs 16 -ep 0</text:p>
          </table:table-cell>
          <table:table-cell table:number-columns-repeated="3"/>
          <table:table-cell table:style-name="ce8"/>
          <table:table-cell table:number-columns-repeated="16369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<text:span text:style-name="T1">iris finetune</text:span> --task sequence_classification --model TitanML/Roberta-Large-MRPC --name Roberta-MRPC-Experiment --dataset glue --subset mrpc -tf sentence1 -tf sentence2 -nl 2  -bs auto -ep 1000</text:p>
          </table:table-cell>
          <table:table-cell table:number-columns-repeated="3"/>
          <table:table-cell table:style-name="ce8"/>
          <table:table-cell table:number-columns-repeated="16369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sqv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pan text:style-name="T2">iris distil --task question_answering --model TitanML/Electra-Large-SQUADV2 --name Electra-SQUADV2-Experiment --dataset squad_v2 -hn </text:span><text:span text:style-name="T3"> -s</text:span></text:p>
          </table:table-cell>
          <table:table-cell table:number-columns-repeated="3"/>
          <table:table-cell table:style-name="ce6"/>
          <table:table-cell table:number-columns-repeated="1636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sqv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.00E+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iris post --task question_answering --model TitanML/Electra-Large-SQUADV2 --name Electra-SQUADV2-Experiment --dataset squad_v2 -hn <text:s/>-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sqv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.00E+0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iris distil --task question_answering --model TitanML/Electra-Large-SQUADV2 --name Electra-SQUADV2-Experiment --dataset squad_v2 -hn -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table:style-name="ce2" office:value-type="string" calcext:value-type="string">
            <text:p>local_bert</text:p>
          </table:table-cell>
          <table:table-cell table:style-name="ce2" office:value-type="string" calcext:value-type="string">
            <text:p>Rte-dataset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ris distil --task sequence_classification --model bert-base-uncased --name local-Experiment --dataset rte -tf sentence1 -tf sentence2 -nl 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seq_clas</text:p>
          </table:table-cell>
          <table:table-cell table:style-name="ce2" office:value-type="string" calcext:value-type="string">
            <text:p>roberta</text:p>
          </table:table-cell>
          <table:table-cell table:style-name="ce2" office:value-type="string" calcext:value-type="string">
            <text:p>Rte-dataset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table:style-name="ce2" office:value-type="string" calcext:value-type="string">
            <text:p>iris finetune --task sequence_classification --model TitanML/Roberta-Large-MRPC --name Roberta-MRPC-Experiment --dataset rte -tf sentence1 -tf sentence2 -nl 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QA</text:p>
          </table:table-cell>
          <table:table-cell table:style-name="ce2" office:value-type="string" calcext:value-type="string">
            <text:p>local_sqv2</text:p>
          </table:table-cell>
          <table:table-cell table:style-name="ce2" office:value-type="string" calcext:value-type="string">
            <text:p>local_squad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table:style-name="ce5" office:value-type="string" calcext:value-type="string">
            <text:p><text:span text:style-name="T4">iris </text:span><text:span text:style-name="T5">finetune</text:span><text:span text:style-name="T6"> --task question_answering --model </text:span><text:span text:style-name="T5">d28ca3c8-ac6d-480e-bff4-38a625e28492</text:span><text:span text:style-name="T6"> --name local-SQUADV2-Experiment --dataset </text:span><text:span text:style-name="T3">fdf51979-25e1-47b8-a897-cdf07136fc24</text:span> -hn  -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iris finetune</text:span> --task sequence_classification --model bert-base-uncased --name bert-Experiment --dataset glue --subset mrpc -tf sentence1 -tf sentence2 -nl 2  -bs 16 -lr 0 -ep 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<text:span text:style-name="T1">iris finetune --task sequence_classification --model bert-base-uncased </text:span>--name bert-MRPC-Experiment --dataset glue --subset mrpc -tf sentence1 -tf sentence2 -nl 2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seq_cla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mrp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.00E+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iris finetune</text:span> --task sequence_classification --model bert-base-uncased --name bert-MRPC-Experiment --dataset glue --subset mrpc -tf sentence1 -tf sentence2 -nl 2 -bs auto -ne 2 -lr 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etun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conll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ris finetune --task token_classification --model TitanML/Roberta-Large-CONLL2003 --name Roberta-CONLL2003-Experiment --dataset conll2003 -ln 0:O -ln 1:B-PER -ln 2:I-PER -ln 3:B-ORG -ln 4:I-ORG -ln 5:B-LOC -ln 6:I-LOC -ln 7:B-MISC -ln 8:I-MISC -s -bs 16 -lr 2e-5 -ep 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til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conll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ris distil --task token_classification --model TitanML/Roberta-Large-CONLL2003 --name Roberta-CONLL2003-Experiment --dataset conll2003 -ln 0:O -ln 1:B-PER -ln 2:I-PER -ln 3:B-ORG -ln 4:I-ORG -ln 5:B-LOC -ln 6:I-LOC -ln 7:B-MISC -ln 8:I-MISC </text:p>
          </table:table-cell>
          <table:table-cell table:number-columns-repeated="1637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also test that olympus still works as a package!</text:p>
          </table:table-cell>
          <table:table-cell table:number-columns-repeated="6"/>
          <table:table-cell table:style-name="Default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6"/>
          <table:table-cell table:style-name="ce6"/>
          <table:table-cell table:number-columns-repeated="16369"/>
        </table:table-row>
        <table:table-row table:style-name="ro1">
          <table:table-cell office:value-type="string" calcext:value-type="string">
            <text:p>rte dataset</text:p>
          </table:table-cell>
          <table:table-cell office:value-type="string" calcext:value-type="string">
            <text:p>12ccd7f6-17f0-424b-aa5c-09e4b335d3a8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2ccd7f6-17f0-424b-aa5c-09e4b335d3a8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sqv2 dataset</text:p>
          </table:table-cell>
          <table:table-cell office:value-type="string" calcext:value-type="string">
            <text:p>fdf51979-25e1-47b8-a897-cdf07136fc24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sqv2 model</text:p>
          </table:table-cell>
          <table:table-cell office:value-type="string" calcext:value-type="string">
            <text:p>d28ca3c8-ac6d-480e-bff4-38a625e28492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Bert-local</text:p>
          </table:table-cell>
          <table:table-cell office:value-type="string" calcext:value-type="string">
            <text:p>36794b38-7a3e-475f-a1a6-9689d383e4de</text:p>
          </table:table-cell>
          <table:table-cell table:number-columns-repeated="5"/>
          <table:table-cell table:style-name="Default"/>
          <table:table-cell table:number-columns-repeated="16376"/>
        </table:table-row>
      </table:table>
      <table:named-expressions/>
      <table:database-ranges>
        <table:database-range table:name="__Anonymous_Sheet_DB__0" table:target-range-address="Sheet1.A1:Sheet1.A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2:26:19.342438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35:47.630948913</meta:creation-date>
    <dc:date>2023-05-26T12:26:24.606746518</dc:date>
    <meta:editing-duration>PT17H34M40S</meta:editing-duration>
    <meta:editing-cycles>4</meta:editing-cycles>
    <meta:generator>LibreOffice/7.5.3.2$Linux_X86_64 LibreOffice_project/9f56dff12ba03b9acd7730a5a481eea045e468f3</meta:generator>
    <meta:document-statistic meta:table-count="1" meta:cell-count="173" meta:object-count="0"/>
  </office:meta>
</office:document-meta>
</file>